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Nimbus Sans L" style:font-name-asian="Droid Sans Fallback" style:font-name-complex="FreeSans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00/00/00</text:date>, <text:time style:data-style-name="N2" text:time-value="22:06:56.32697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1-14T22:07:27.006920789</dc:date>
    <meta:editing-duration>PT13H40M16S</meta:editing-duration>
    <meta:editing-cycles>226</meta:editing-cycles>
    <meta:generator>LibreOffice/5.1.4.2$Linux_X86_64 LibreOffice_project/10m0$Build-2</meta:generator>
    <meta:document-statistic meta:table-count="3" meta:cell-count="685" meta:object-count="0"/>
  </office:meta>
</office:document-meta>
</file>